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solid" draw:fill-color="#0000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80008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008080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80000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ffff" fo:font-weight="bold"/>
    </style:style>
    <style:style style:name="P4" style:family="paragraph">
      <style:paragraph-properties fo:margin-left="0cm" fo:margin-right="0cm" fo:text-align="center" fo:text-indent="0cm"/>
      <style:text-properties fo:color="#ffffff" fo:font-weight="bold"/>
    </style:style>
    <style:style style:name="T1" style:family="text">
      <style:text-properties fo:color="#ffffff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19cm" svg:height="7.857cm" svg:x="1cm" svg:y="18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295cm" svg:height="9.959cm" svg:x="0.376cm" svg:y="5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596cm" svg:height="3.059cm" svg:x="0.78cm" svg:y="6.041cm"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1.039cm" svg:x="1.5cm" svg:y="21.812cm">
          <text:p text:style-name="P2"><text:span text:style-name="T1">netcomm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cm" svg:height="1.5cm" svg:x="1.5cm" svg:y="9.5cm">
          <text:p text:style-name="P2"><text:span text:style-name="T1">sessionMG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8cm" svg:height="1.351cm" svg:x="1.5cm" svg:y="24.625cm">
          <text:p text:style-name="P2"><text:span text:style-name="T1">partialDataRe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8cm" svg:height="2.339cm" svg:x="1.5cm" svg:y="19.447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994cm" svg:x="1.5cm" svg:y="11.006cm">
          <text:p text:style-name="P2"><text:span text:style-name="T1">net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2.5cm" svg:height="1.731cm" svg:x="7cm" svg:y="22.862cm">
          <text:p text:style-name="P2"><text:span text:style-name="T1">protoco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2.5cm" svg:height="1.5cm" svg:x="7cm" svg:y="12cm">
          <text:p text:style-name="P2"><text:span text:style-name="T1">protocol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cm" svg:height="3.143cm" svg:x="1.5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3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4.5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6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7.5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9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10.5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12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13.5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15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16.5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18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3.143cm" svg:x="19.5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18cm" svg:height="1.351cm" svg:x="1.5cm" svg:y="24.625cm">
          <text:p text:style-name="P2"><text:span text:style-name="T1">partialData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7.93cm" svg:height="1.407cm" svg:x="1.57cm" svg:y="13.593cm">
          <text:p text:style-name="P2"><text:span text:style-name="T1">partialDataRea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26:08</meta:creation-date>
    <dc:date>2007-04-05T13:25:13</dc:date>
    <dc:language>es-ES</dc:language>
    <meta:editing-cycles>10</meta:editing-cycles>
    <meta:editing-duration>PT59M10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